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fiableApplicationEvent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dentifiableApplicationEv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ableApplicationEvent.IdentifiableApplicationEv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ableApplicationEv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ableApplicationEvent.IdentifiableApplicati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ableApplicationEvent.IdentifiableApplicationEvent( Object source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